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0.5" table:style-name="ce7">
            <text:p>0.5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2" table:style-name="ce5">
            <text:p>2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</text:p>
          </table:table-cell>
          <table:table-cell table:number-columns-repeated="3" table:style-name="ce7"/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9.5" table:formula="of:=SUM([.E3:.E22])" table:style-name="ce8">
            <text:p>9.5</text:p>
          </table:table-cell>
          <table:table-cell office:value-type="float" office:value="4" table:formula="of:=SUM([.F3:.F22])" table:style-name="ce8">
            <text:p>4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23.5" table:formula="of:=SUM([.B23:.H23])" table:style-name="ce8">
            <text:p>23.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9T17:01:25Z</dc:date>
    <meta:editing-cycles>6</meta:editing-cycles>
    <meta:editing-duration>PT2305S</meta:editing-duration>
  </office:meta>
</office:document-meta>
</file>